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0.7cm" svg:y="4.65cm">
          <draw:text-box>
            <text:p>x[i]</text:p>
          </draw:text-box>
        </draw:frame>
        <draw:frame draw:style-name="gr1" draw:layer="layout" svg:width="5.8cm" svg:height="1.75cm" svg:x="16.3cm" svg:y="4.5cm">
          <draw:text-box>
            <text:p>y[i]=x[i-2]+x[i-3]</text:p>
          </draw:text-box>
        </draw:frame>
        <draw:line draw:style-name="gr2" draw:text-style-name="P1" draw:layer="layout" svg:x1="1cm" svg:y1="6cm" svg:x2="2.2cm" svg:y2="6cm">
          <text:p/>
        </draw:line>
        <draw:line draw:style-name="gr2" draw:text-style-name="P1" draw:layer="layout" svg:x1="15.9cm" svg:y1="5.7cm" svg:x2="21cm" svg:y2="5.7cm">
          <text:p/>
        </draw:line>
        <draw:custom-shape draw:style-name="gr3" draw:text-style-name="P1" draw:layer="layout" svg:width="14.2cm" svg:height="6.8cm" svg:x="2.2cm" svg:y="2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4cm" svg:height="1.75cm" svg:x="7.9cm" svg:y="1.05cm">
          <draw:text-box>
            <text:p><text:span text:style-name="T1">H(z)</text:span>=<text:span text:style-name="T1">z</text:span><text:span text:style-name="T2">-2</text:span><text:span text:style-name="T1">+z</text:span><text:span text:style-name="T2">-3</text:span></text:p>
          </draw:text-box>
        </draw:frame>
        <draw:line draw:style-name="gr2" draw:text-style-name="P1" draw:layer="layout" svg:x1="3cm" svg:y1="7.472cm" svg:x2="4.2cm" svg:y2="7.472cm">
          <text:p/>
        </draw:line>
        <draw:line draw:style-name="gr4" draw:text-style-name="P1" draw:layer="layout" svg:x1="3cm" svg:y1="3.7cm" svg:x2="3cm" svg:y2="7.5cm">
          <text:p/>
        </draw:line>
        <draw:line draw:style-name="gr4" draw:text-style-name="P1" draw:layer="layout" svg:x1="2.2cm" svg:y1="6cm" svg:x2="3cm" svg:y2="6cm">
          <text:p/>
        </draw:line>
        <draw:custom-shape draw:style-name="gr5" draw:text-style-name="P1" draw:layer="layout" svg:width="1.2cm" svg:height="1.2cm" svg:x="13.9cm" svg:y="5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1cm" svg:y1="5.7cm" svg:x2="16.3cm" svg:y2="5.7cm">
          <text:p/>
        </draw:line>
        <draw:line draw:style-name="gr2" draw:text-style-name="P1" draw:layer="layout" svg:x1="5.9cm" svg:y1="7.534cm" svg:x2="8cm" svg:y2="7.5cm">
          <text:p/>
        </draw:line>
        <draw:frame draw:style-name="gr1" draw:layer="layout" svg:width="2.3cm" svg:height="1.75cm" svg:x="5.8cm" svg:y="6.6cm">
          <draw:text-box>
            <text:p>x[i-1]</text:p>
          </draw:text-box>
        </draw:frame>
        <draw:custom-shape draw:style-name="gr5" draw:text-style-name="P1" draw:layer="layout" svg:width="1.6cm" svg:height="1.5cm" svg:x="4.3cm" svg:y="6.8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6cm" svg:y1="7.534cm" svg:x2="11.7cm" svg:y2="7.5cm">
          <text:p/>
        </draw:line>
        <draw:frame draw:style-name="gr1" draw:layer="layout" svg:width="2.3cm" svg:height="1.75cm" svg:x="9.5cm" svg:y="6.6cm">
          <draw:text-box>
            <text:p>x[i-2]</text:p>
          </draw:text-box>
        </draw:frame>
        <draw:custom-shape draw:style-name="gr5" draw:text-style-name="P1" draw:layer="layout" svg:width="1.6cm" svg:height="1.5cm" svg:x="8cm" svg:y="6.8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3cm" svg:y1="7.584cm" svg:x2="14.2cm" svg:y2="6.3cm">
          <text:p/>
        </draw:line>
        <draw:frame draw:style-name="gr1" draw:layer="layout" svg:width="2.3cm" svg:height="1.75cm" svg:x="13.8cm" svg:y="7.05cm">
          <draw:text-box>
            <text:p>x[i-3]</text:p>
          </draw:text-box>
        </draw:frame>
        <draw:custom-shape draw:style-name="gr5" draw:text-style-name="P1" draw:layer="layout" svg:width="1.6cm" svg:height="1.5cm" svg:x="11.7cm" svg:y="6.85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cm" svg:y1="3.884cm" svg:x2="11.6cm" svg:y2="3.85cm">
          <text:p/>
        </draw:line>
        <draw:frame draw:style-name="gr1" draw:layer="layout" svg:width="2.3cm" svg:height="1.75cm" svg:x="9.4cm" svg:y="2.95cm">
          <draw:text-box>
            <text:p>x[i-1]</text:p>
          </draw:text-box>
        </draw:frame>
        <draw:custom-shape draw:style-name="gr5" draw:text-style-name="P1" draw:layer="layout" svg:width="1.6cm" svg:height="1.5cm" svg:x="7.9cm" svg:y="3.15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2cm" svg:y1="3.884cm" svg:x2="14.2cm" svg:y2="5.1cm">
          <text:p/>
        </draw:line>
        <draw:custom-shape draw:style-name="gr5" draw:text-style-name="P1" draw:layer="layout" svg:width="1.6cm" svg:height="1.5cm" svg:x="11.6cm" svg:y="3.15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frame draw:style-name="gr1" draw:layer="layout" svg:width="2.3cm" svg:height="1.75cm" svg:x="13.8cm" svg:y="3.5cm">
          <draw:text-box>
            <text:p>x[i-2]</text:p>
          </draw:text-box>
        </draw:frame>
        <draw:line draw:style-name="gr2" draw:text-style-name="P1" draw:layer="layout" svg:x1="3cm" svg:y1="3.8cm" svg:x2="7.9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4T16:18:15</dc:date>
    <dc:creator>tokai </dc:creator>
    <meta:editing-duration>PT47S</meta:editing-duration>
    <meta:editing-cycles>7</meta:editing-cycles>
    <meta:generator>LibreOffice/3.5$Linux_x86 LibreOffice_project/350m1$Build-2</meta:generator>
    <meta:document-statistic meta:object-count="27"/>
  </office:meta>
</office:document-meta>
</file>